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2.2437in"/>
    </style:style>
    <style:style style:name="co4" style:family="table-column">
      <style:table-column-properties fo:break-before="auto" style:column-width="2.3799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3.2626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3.2945in"/>
    </style:style>
    <style:style style:name="co12" style:family="table-column">
      <style:table-column-properties fo:break-before="auto" style:column-width="1.4181in"/>
    </style:style>
    <style:style style:name="co13" style:family="table-column">
      <style:table-column-properties fo:break-before="auto" style:column-width="1.461in"/>
    </style:style>
    <style:style style:name="co14" style:family="table-column">
      <style:table-column-properties fo:break-before="auto" style:column-width="2.9807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2.8945in"/>
    </style:style>
    <style:style style:name="co17" style:family="table-column">
      <style:table-column-properties fo:break-before="auto" style:column-width="2.9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ff0000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1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04">
      <style:table-cell-properties fo:border="0.74pt solid #000000"/>
    </style:style>
    <style:style style:name="ce29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 fo:border="0.74pt solid #000000"/>
    </style:style>
    <style:style style:name="ce33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808080" fo:border="0.74pt solid #000000"/>
      <style:text-properties style:use-window-font-color="true" style:text-underline-style="none" fo:font-weight="bold" style:font-weight-asian="bold" style:font-weight-complex="bold"/>
    </style:style>
    <style:style style:name="ce8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808080" fo:border="0.74pt solid #000000"/>
      <style:text-properties style:use-window-font-color="true" fo:font-weight="bold" style:font-weight-asian="bold" style:font-weight-complex="bold"/>
    </style:style>
    <style:style style:name="ce9" style:family="table-cell" style:parent-style-name="Default" style:data-style-name="N104"/>
    <style:style style:name="ce30" style:family="table-cell" style:parent-style-name="Default" style:data-style-name="N104">
      <style:table-cell-properties style:glyph-orientation-vertical="0" style:direction="ltr"/>
    </style:style>
    <style:style style:name="ce1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0" office:value-type="string" calcext:value-type="string" table:number-columns-spanned="14" table:number-rows-spanned="2">
            <text:p>Enter All Data Here</text:p>
          </table:table-cell>
          <table:covered-table-cell table:style-name="ce4"/>
          <table:covered-table-cell table:style-name="ce29"/>
          <table:covered-table-cell table:style-name="ce7"/>
          <table:covered-table-cell/>
          <table:covered-table-cell table:style-name="ce29"/>
          <table:covered-table-cell table:number-columns-repeated="2" table:style-name="ce33"/>
          <table:covered-table-cell table:number-columns-repeated="6"/>
        </table:table-row>
        <table:table-row table:style-name="ro1">
          <table:covered-table-cell table:style-name="ce11"/>
          <table:covered-table-cell table:style-name="ce4"/>
          <table:covered-table-cell table:style-name="ce29"/>
          <table:covered-table-cell table:style-name="ce7"/>
          <table:covered-table-cell/>
          <table:covered-table-cell table:style-name="ce29"/>
          <table:covered-table-cell table:number-columns-repeated="2" table:style-name="ce33"/>
          <table:covered-table-cell table:number-columns-repeated="6"/>
        </table:table-row>
        <table:table-row table:style-name="ro1">
          <table:table-cell table:style-name="ce13" office:value-type="string" calcext:value-type="string" table:number-columns-spanned="8" table:number-rows-spanned="1">
            <text:p>Scenario 1(e.g. Renting Apartment)</text:p>
          </table:table-cell>
          <table:covered-table-cell table:style-name="ce4"/>
          <table:covered-table-cell table:style-name="ce29"/>
          <table:covered-table-cell table:style-name="ce7"/>
          <table:covered-table-cell/>
          <table:covered-table-cell table:style-name="ce29"/>
          <table:covered-table-cell table:number-columns-repeated="2" table:style-name="ce3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Monthly Bills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<text:s/>Monthly Expenses</text:p>
          </table:table-cell>
          <table:covered-table-cell table:style-name="ce7"/>
          <table:table-cell/>
          <table:table-cell table:style-name="ce29" office:value-type="string" calcext:value-type="string" table:number-columns-spanned="3" table:number-rows-spanned="1">
            <text:p>Income</text:p>
          </table:table-cell>
          <table:covered-table-cell table:number-columns-repeated="2" table:style-name="ce33"/>
          <table:table-cell/>
          <table:table-cell table:style-name="ce24" office:value-type="string" calcext:value-type="string" table:number-columns-spanned="2" table:number-rows-spanned="1">
            <text:p>Savings Interest Rate</text:p>
          </table:table-cell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3"/>
          <table:table-cell table:style-name="ce2" office:value-type="string" calcext:value-type="string">
            <text:p>Per Month</text:p>
          </table:table-cell>
          <table:table-cell table:style-name="ce2" office:value-type="string" calcext:value-type="string">
            <text:p>Per Week</text:p>
          </table:table-cell>
          <table:table-cell/>
          <table:table-cell table:style-name="ce25" office:value-type="percentage" office:value="0.05" calcext:value-type="percentage" table:number-columns-spanned="2" table:number-rows-spanned="1">
            <text:p>5.00%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Cell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Groceries</text:p>
          </table:table-cell>
          <table:table-cell office:value-type="currency" office:currency="USD" office:value="80" calcext:value-type="currency">
            <text:p>$80.00</text:p>
          </table:table-cell>
          <table:table-cell/>
          <table:table-cell table:style-name="ce2" office:value-type="string" calcext:value-type="string">
            <text:p>Pay</text:p>
          </table:table-cell>
          <table:table-cell table:style-name="ce5" table:formula="of:=2500" office:value-type="currency" office:currency="USD" office:value="2500" calcext:value-type="currency">
            <text:p>$2,500.00</text:p>
          </table:table-cell>
          <table:table-cell table:style-name="ce5" table:formula="of:=[.G6]/4" office:value-type="currency" office:currency="USD" office:value="625" calcext:value-type="currency">
            <text:p>$625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Gas</text:p>
          </table:table-cell>
          <table:table-cell office:value-type="currency" office:currency="USD" office:value="40" calcext:value-type="currency">
            <text:p>$4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Restaurants</text:p>
          </table:table-cell>
          <table:table-cell office:value-type="currency" office:currency="USD" office:value="200" calcext:value-type="currency">
            <text:p>$2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nt</text:p>
          </table:table-cell>
          <table:table-cell office:value-type="currency" office:currency="USD" office:value="1200" calcext:value-type="currency">
            <text:p>$1,200.00</text:p>
          </table:table-cell>
          <table:table-cell table:number-columns-repeated="12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8" table:number-rows-spanned="1">
            <text:p>Scenario 2(e.g. Renting Room, Different Pay)</text:p>
          </table:table-cell>
          <table:covered-table-cell table:number-columns-repeated="3" table:style-name="Default"/>
          <table:covered-table-cell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Monthly Bills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<text:s/>Monthly Expenses</text:p>
          </table:table-cell>
          <table:covered-table-cell table:style-name="ce7"/>
          <table:table-cell/>
          <table:table-cell table:style-name="ce29" office:value-type="string" calcext:value-type="string" table:number-columns-spanned="3" table:number-rows-spanned="1">
            <text:p>Income</text:p>
          </table:table-cell>
          <table:covered-table-cell table:number-columns-repeated="2" table:style-name="ce33"/>
          <table:table-cell table:number-columns-repeated="6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3"/>
          <table:table-cell table:style-name="ce2" office:value-type="string" calcext:value-type="string">
            <text:p>Per Month</text:p>
          </table:table-cell>
          <table:table-cell table:style-name="ce2" office:value-type="string" calcext:value-type="string">
            <text:p>Per Wee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l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Groceries</text:p>
          </table:table-cell>
          <table:table-cell office:value-type="currency" office:currency="USD" office:value="200" calcext:value-type="currency">
            <text:p>$200.00</text:p>
          </table:table-cell>
          <table:table-cell/>
          <table:table-cell table:style-name="ce2" office:value-type="string" calcext:value-type="string">
            <text:p>Pay</text:p>
          </table:table-cell>
          <table:table-cell table:style-name="ce5" office:value-type="currency" office:currency="USD" office:value="2000" calcext:value-type="currency">
            <text:p>$2,000.00</text:p>
          </table:table-cell>
          <table:table-cell table:style-name="ce5" table:formula="of:=[.G25]/4" office:value-type="currency" office:currency="USD" office:value="500" calcext:value-type="currency">
            <text:p>$5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Gas</text:p>
          </table:table-cell>
          <table:table-cell office:value-type="currency" office:currency="USD" office:value="60" calcext:value-type="currency">
            <text:p>$6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Restaurants</text:p>
          </table:table-cell>
          <table:table-cell office:value-type="currency" office:currency="USD" office:value="200" calcext:value-type="currency">
            <text:p>$2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nt</text:p>
          </table:table-cell>
          <table:table-cell office:value-type="currency" office:currency="USD" office:value="500" calcext:value-type="currency">
            <text:p>$500.00</text:p>
          </table:table-cell>
          <table:table-cell table:number-columns-repeated="1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Income, Bills, Expenses, Saving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5"/>
        <table:table-column table:style-name="co8" table:default-cell-style-name="ce3"/>
        <table:table-column table:style-name="co1" table:default-cell-style-name="ce5"/>
        <table:table-row table:style-name="ro1">
          <table:table-cell table:style-name="ce26" office:value-type="string" calcext:value-type="string">
            <text:p>Scenario 1</text:p>
          </table:table-cell>
          <table:table-cell table:style-name="ce28" office:value-type="string" calcext:value-type="string">
            <text:p>Per Month</text:p>
          </table:table-cell>
          <table:table-cell table:style-name="ce28" office:value-type="string" calcext:value-type="string">
            <text:p>Per Week</text:p>
          </table:table-cell>
          <table:table-cell/>
          <table:table-cell table:style-name="ce11" office:value-type="string" calcext:value-type="string" table:number-columns-spanned="2" table:number-rows-spanned="1">
            <text:p>Monthly Bills</text:p>
          </table:table-cell>
          <table:covered-table-cell table:style-name="ce4"/>
          <table:table-cell table:style-name="ce29" office:value-type="string" calcext:value-type="string" table:number-columns-spanned="2" table:number-rows-spanned="1">
            <text:p><text:s/>Monthly Expenses</text:p>
          </table:table-cell>
          <table:covered-table-cell table:style-name="ce7"/>
        </table:table-row>
        <table:table-row table:style-name="ro1">
          <table:table-cell table:style-name="ce8" office:value-type="string" calcext:value-type="string">
            <text:p>Pay</text:p>
          </table:table-cell>
          <table:table-cell table:style-name="ce5" table:formula="of:=[$Input.G6]" office:value-type="currency" office:currency="USD" office:value="2500" calcext:value-type="currency">
            <text:p>$2,500.00</text:p>
          </table:table-cell>
          <table:table-cell table:style-name="ce5" table:formula="of:=[$Input.H6]" office:value-type="currency" office:currency="USD" office:value="625" calcext:value-type="currency">
            <text:p>$625.00</text:p>
          </table:table-cell>
          <table:table-cell/>
          <table:table-cell table:formula="of:=IF([$Input.A6]=&quot;&quot;;&quot;&quot;;[$Input.A6])" office:value-type="string" office:string-value="Cell" calcext:value-type="string">
            <text:p>Cell</text:p>
          </table:table-cell>
          <table:table-cell table:formula="of:=IF([$Input.B6]=&quot;&quot;;&quot;&quot;;[$Input.B6])" office:value-type="currency" office:currency="USD" office:value="40" calcext:value-type="currency">
            <text:p>$40.00</text:p>
          </table:table-cell>
          <table:table-cell table:formula="of:=IF([$Input.C6]=&quot;&quot;;&quot;&quot;;[$Input.C6])" office:value-type="string" office:string-value="Groceries" calcext:value-type="string">
            <text:p>Groceries</text:p>
          </table:table-cell>
          <table:table-cell table:formula="of:=IF([$Input.D6]=&quot;&quot;;&quot;&quot;;[$Input.D6])" office:value-type="currency" office:currency="USD" office:value="80" calcext:value-type="currency">
            <text:p>$80.00</text:p>
          </table:table-cell>
        </table:table-row>
        <table:table-row table:style-name="ro1">
          <table:table-cell table:style-name="ce27" office:value-type="string" calcext:value-type="string">
            <text:p>Whats Left</text:p>
          </table:table-cell>
          <table:table-cell table:style-name="ce5" table:formula="of:=[.B2]-[.F17]-[.H17]" office:value-type="currency" office:currency="USD" office:value="790" calcext:value-type="currency">
            <text:p>$790.00</text:p>
          </table:table-cell>
          <table:table-cell table:style-name="ce5" table:formula="of:=[.C2]-ROUND([.F17]/4;2)-ROUND([.H17]/4;2)" office:value-type="currency" office:currency="USD" office:value="197.5" calcext:value-type="currency">
            <text:p>$197.50</text:p>
          </table:table-cell>
          <table:table-cell/>
          <table:table-cell table:formula="of:=IF([$Input.A7]=&quot;&quot;;&quot;&quot;;[$Input.A7])" office:value-type="string" office:string-value="Internet" calcext:value-type="string">
            <text:p>Internet</text:p>
          </table:table-cell>
          <table:table-cell table:formula="of:=IF([$Input.B7]=&quot;&quot;;&quot;&quot;;[$Input.B7])" office:value-type="currency" office:currency="USD" office:value="50" calcext:value-type="currency">
            <text:p>$50.00</text:p>
          </table:table-cell>
          <table:table-cell table:formula="of:=IF([$Input.C7]=&quot;&quot;;&quot;&quot;;[$Input.C7])" office:value-type="string" office:string-value="Gas" calcext:value-type="string">
            <text:p>Gas</text:p>
          </table:table-cell>
          <table:table-cell table:formula="of:=IF([$Input.D7]=&quot;&quot;;&quot;&quot;;[$Input.D7])" office:value-type="currency" office:currency="USD" office:value="40" calcext:value-type="currency">
            <text:p>$40.00</text:p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8]=&quot;&quot;;&quot;&quot;;[$Input.A8])" office:value-type="string" office:string-value="Electricity" calcext:value-type="string">
            <text:p>Electricity</text:p>
          </table:table-cell>
          <table:table-cell table:formula="of:=IF([$Input.B8]=&quot;&quot;;&quot;&quot;;[$Input.B8])" office:value-type="currency" office:currency="USD" office:value="50" calcext:value-type="currency">
            <text:p>$50.00</text:p>
          </table:table-cell>
          <table:table-cell table:formula="of:=IF([$Input.C8]=&quot;&quot;;&quot;&quot;;[$Input.C8])" office:value-type="string" office:string-value="Restaurants" calcext:value-type="string">
            <text:p>Restaurants</text:p>
          </table:table-cell>
          <table:table-cell table:formula="of:=IF([$Input.D8]=&quot;&quot;;&quot;&quot;;[$Input.D8])" office:value-type="currency" office:currency="USD" office:value="200" calcext:value-type="currency">
            <text:p>$200.00</text:p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9]=&quot;&quot;;&quot;&quot;;[$Input.A9])" office:value-type="string" office:string-value="Utilities" calcext:value-type="string">
            <text:p>Utilities</text:p>
          </table:table-cell>
          <table:table-cell table:formula="of:=IF([$Input.B9]=&quot;&quot;;&quot;&quot;;[$Input.B9])" office:value-type="currency" office:currency="USD" office:value="50" calcext:value-type="currency">
            <text:p>$50.00</text:p>
          </table:table-cell>
          <table:table-cell table:formula="of:=IF([$Input.C9]=&quot;&quot;;&quot;&quot;;[$Input.C9])">
            <text:p/>
          </table:table-cell>
          <table:table-cell table:formula="of:=IF([$Input.D9]=&quot;&quot;;&quot;&quot;;[$Input.D9])">
            <text:p/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10]=&quot;&quot;;&quot;&quot;;[$Input.A10])" office:value-type="string" office:string-value="Rent" calcext:value-type="string">
            <text:p>Rent</text:p>
          </table:table-cell>
          <table:table-cell table:formula="of:=IF([$Input.B10]=&quot;&quot;;&quot;&quot;;[$Input.B10])" office:value-type="currency" office:currency="USD" office:value="1200" calcext:value-type="currency">
            <text:p>$1,200.00</text:p>
          </table:table-cell>
          <table:table-cell table:formula="of:=IF([$Input.C10]=&quot;&quot;;&quot;&quot;;[$Input.C10])">
            <text:p/>
          </table:table-cell>
          <table:table-cell table:formula="of:=IF([$Input.D10]=&quot;&quot;;&quot;&quot;;[$Input.D10])">
            <text:p/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11]=&quot;&quot;;&quot;&quot;;[$Input.A11])">
            <text:p/>
          </table:table-cell>
          <table:table-cell table:formula="of:=IF([$Input.B11]=&quot;&quot;;&quot;&quot;;[$Input.B11])">
            <text:p/>
          </table:table-cell>
          <table:table-cell table:formula="of:=IF([$Input.C11]=&quot;&quot;;&quot;&quot;;[$Input.C11])">
            <text:p/>
          </table:table-cell>
          <table:table-cell table:formula="of:=IF([$Input.D11]=&quot;&quot;;&quot;&quot;;[$Input.D11])">
            <text:p/>
          </table:table-cell>
        </table:table-row>
        <table:table-row table:style-name="ro1">
          <table:table-cell table:number-columns-repeated="4"/>
          <table:table-cell table:formula="of:=IF([$Input.A12]=&quot;&quot;;&quot;&quot;;[$Input.A12])">
            <text:p/>
          </table:table-cell>
          <table:table-cell table:formula="of:=IF([$Input.B12]=&quot;&quot;;&quot;&quot;;[$Input.B12])">
            <text:p/>
          </table:table-cell>
          <table:table-cell table:formula="of:=IF([$Input.C12]=&quot;&quot;;&quot;&quot;;[$Input.C12])">
            <text:p/>
          </table:table-cell>
          <table:table-cell table:formula="of:=IF([$Input.D12]=&quot;&quot;;&quot;&quot;;[$Input.D12])">
            <text:p/>
          </table:table-cell>
        </table:table-row>
        <table:table-row table:style-name="ro1">
          <table:table-cell table:number-columns-repeated="4"/>
          <table:table-cell table:formula="of:=IF([$Input.A13]=&quot;&quot;;&quot;&quot;;[$Input.A13])">
            <text:p/>
          </table:table-cell>
          <table:table-cell table:formula="of:=IF([$Input.B13]=&quot;&quot;;&quot;&quot;;[$Input.B13])">
            <text:p/>
          </table:table-cell>
          <table:table-cell table:formula="of:=IF([$Input.C13]=&quot;&quot;;&quot;&quot;;[$Input.C13])">
            <text:p/>
          </table:table-cell>
          <table:table-cell table:formula="of:=IF([$Input.D13]=&quot;&quot;;&quot;&quot;;[$Input.D13])">
            <text:p/>
          </table:table-cell>
        </table:table-row>
        <table:table-row table:style-name="ro1">
          <table:table-cell table:number-columns-repeated="2"/>
          <table:table-cell table:style-name="ce12"/>
          <table:table-cell/>
          <table:table-cell table:formula="of:=IF([$Input.A14]=&quot;&quot;;&quot;&quot;;[$Input.A14])">
            <text:p/>
          </table:table-cell>
          <table:table-cell table:formula="of:=IF([$Input.B14]=&quot;&quot;;&quot;&quot;;[$Input.B14])">
            <text:p/>
          </table:table-cell>
          <table:table-cell table:formula="of:=IF([$Input.C14]=&quot;&quot;;&quot;&quot;;[$Input.C14])">
            <text:p/>
          </table:table-cell>
          <table:table-cell table:formula="of:=IF([$Input.D14]=&quot;&quot;;&quot;&quot;;[$Input.D14])">
            <text:p/>
          </table:table-cell>
        </table:table-row>
        <table:table-row table:style-name="ro1">
          <table:table-cell table:number-columns-repeated="4"/>
          <table:table-cell table:formula="of:=IF([$Input.A15]=&quot;&quot;;&quot;&quot;;[$Input.A15])">
            <text:p/>
          </table:table-cell>
          <table:table-cell table:formula="of:=IF([$Input.B15]=&quot;&quot;;&quot;&quot;;[$Input.B15])">
            <text:p/>
          </table:table-cell>
          <table:table-cell table:formula="of:=IF([$Input.C15]=&quot;&quot;;&quot;&quot;;[$Input.C15])">
            <text:p/>
          </table:table-cell>
          <table:table-cell table:formula="of:=IF([$Input.D15]=&quot;&quot;;&quot;&quot;;[$Input.D15])">
            <text:p/>
          </table:table-cell>
        </table:table-row>
        <table:table-row table:style-name="ro1">
          <table:table-cell table:number-columns-repeated="4"/>
          <table:table-cell table:formula="of:=IF([$Input.A16]=&quot;&quot;;&quot;&quot;;[$Input.A16])">
            <text:p/>
          </table:table-cell>
          <table:table-cell table:formula="of:=IF([$Input.B16]=&quot;&quot;;&quot;&quot;;[$Input.B16])">
            <text:p/>
          </table:table-cell>
          <table:table-cell table:formula="of:=IF([$Input.C16]=&quot;&quot;;&quot;&quot;;[$Input.C16])">
            <text:p/>
          </table:table-cell>
          <table:table-cell table:formula="of:=IF([$Input.D16]=&quot;&quot;;&quot;&quot;;[$Input.D16])">
            <text:p/>
          </table:table-cell>
        </table:table-row>
        <table:table-row table:style-name="ro1">
          <table:table-cell table:number-columns-repeated="4"/>
          <table:table-cell table:formula="of:=IF([$Input.A17]=&quot;&quot;;&quot;&quot;;[$Input.A17])">
            <text:p/>
          </table:table-cell>
          <table:table-cell table:formula="of:=IF([$Input.B17]=&quot;&quot;;&quot;&quot;;[$Input.B17])">
            <text:p/>
          </table:table-cell>
          <table:table-cell table:formula="of:=IF([$Input.C17]=&quot;&quot;;&quot;&quot;;[$Input.C17])">
            <text:p/>
          </table:table-cell>
          <table:table-cell table:formula="of:=IF([$Input.D17]=&quot;&quot;;&quot;&quot;;[$Input.D17])">
            <text:p/>
          </table:table-cell>
        </table:table-row>
        <table:table-row table:style-name="ro1">
          <table:table-cell table:number-columns-repeated="4"/>
          <table:table-cell table:formula="of:=IF([$Input.A18]=&quot;&quot;;&quot;&quot;;[$Input.A18])">
            <text:p/>
          </table:table-cell>
          <table:table-cell table:formula="of:=IF([$Input.B18]=&quot;&quot;;&quot;&quot;;[$Input.B18])">
            <text:p/>
          </table:table-cell>
          <table:table-cell table:formula="of:=IF([$Input.C18]=&quot;&quot;;&quot;&quot;;[$Input.C18])">
            <text:p/>
          </table:table-cell>
          <table:table-cell table:formula="of:=IF([$Input.D18]=&quot;&quot;;&quot;&quot;;[$Input.D18])">
            <text:p/>
          </table:table-cell>
        </table:table-row>
        <table:table-row table:style-name="ro1">
          <table:table-cell table:number-columns-repeated="4"/>
          <table:table-cell table:formula="of:=IF([$Input.A19]=&quot;&quot;;&quot;&quot;;[$Input.A19])">
            <text:p/>
          </table:table-cell>
          <table:table-cell table:formula="of:=IF([$Input.B19]=&quot;&quot;;&quot;&quot;;[$Input.B19])">
            <text:p/>
          </table:table-cell>
          <table:table-cell table:formula="of:=IF([$Input.C19]=&quot;&quot;;&quot;&quot;;[$Input.C19])">
            <text:p/>
          </table:table-cell>
          <table:table-cell table:formula="of:=IF([$Input.D19]=&quot;&quot;;&quot;&quot;;[$Input.D19])">
            <text:p/>
          </table:table-cell>
        </table:table-row>
        <table:table-row table:style-name="ro1">
          <table:table-cell table:number-columns-repeated="4"/>
          <table:table-cell table:formula="of:=IF([$Input.A20]=&quot;&quot;;&quot;&quot;;[$Input.A20])">
            <text:p/>
          </table:table-cell>
          <table:table-cell table:formula="of:=IF([$Input.B20]=&quot;&quot;;&quot;&quot;;[$Input.B20])">
            <text:p/>
          </table:table-cell>
          <table:table-cell table:formula="of:=IF([$Input.C20]=&quot;&quot;;&quot;&quot;;[$Input.C20])">
            <text:p/>
          </table:table-cell>
          <table:table-cell table:formula="of:=IF([$Input.D20]=&quot;&quot;;&quot;&quot;;[$Input.D20]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Bills</text:p>
          </table:table-cell>
          <table:table-cell table:formula="of:=SUM([.F2:.F16])" office:value-type="currency" office:currency="USD" office:value="1390" calcext:value-type="currency">
            <text:p>$1,390.00</text:p>
          </table:table-cell>
          <table:table-cell office:value-type="string" calcext:value-type="string">
            <text:p>Total Expenses</text:p>
          </table:table-cell>
          <table:table-cell table:formula="of:=SUM([.H2:.H16])" office:value-type="currency" office:currency="USD" office:value="320" calcext:value-type="currency">
            <text:p>$320.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9"/>
          <table:table-cell table:style-name="Default"/>
          <table:table-cell table:style-name="ce9"/>
        </table:table-row>
        <table:table-row table:style-name="ro1">
          <table:table-cell table:number-columns-repeated="4"/>
          <table:table-cell table:style-name="Default" office:value-type="string" calcext:value-type="string">
            <text:p>Savings over X Years</text:p>
          </table:table-cell>
          <table:table-cell table:style-name="Default"/>
          <table:table-cell table:style-name="ce12"/>
          <table:table-cell table:style-name="ce9"/>
        </table:table-row>
        <table:table-row table:style-name="ro1">
          <table:table-cell table:number-columns-repeated="2"/>
          <table:table-cell office:value-type="string" calcext:value-type="string">
            <text:p>Whats Left(Month)</text:p>
          </table:table-cell>
          <table:table-cell office:value-type="string" calcext:value-type="string">
            <text:p>Whats Left(Week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Save 50%</text:p>
          </table:table-cell>
          <table:table-cell table:style-name="ce9" table:formula="of:=[.$B$3]*0.5" office:value-type="currency" office:currency="USD" office:value="395" calcext:value-type="currency">
            <text:p>$395.00</text:p>
          </table:table-cell>
          <table:table-cell table:style-name="ce9" table:formula="of:=[.$B$3]-[.B22]" office:value-type="currency" office:currency="USD" office:value="395" calcext:value-type="currency">
            <text:p>$395.00</text:p>
          </table:table-cell>
          <table:table-cell table:style-name="ce9" table:formula="of:=ROUND([.C22]/4;2)" office:value-type="currency" office:currency="USD" office:value="98.75" calcext:value-type="currency">
            <text:p>$98.75</text:p>
          </table:table-cell>
          <table:table-cell table:style-name="ce9" table:formula="of:=[.$B22]*12*[.E$21]" office:value-type="currency" office:currency="USD" office:value="4740" calcext:value-type="currency">
            <text:p>$4,740.00</text:p>
          </table:table-cell>
          <table:table-cell table:style-name="ce9" table:formula="of:=[.$B22]*12*[.F$21]" office:value-type="currency" office:currency="USD" office:value="14220" calcext:value-type="currency">
            <text:p>$14,220.00</text:p>
          </table:table-cell>
          <table:table-cell table:style-name="ce9" table:formula="of:=[.$B22]*12*[.G$21]" office:value-type="currency" office:currency="USD" office:value="23700" calcext:value-type="currency">
            <text:p>$23,700.00</text:p>
          </table:table-cell>
          <table:table-cell table:style-name="Default"/>
        </table:table-row>
        <table:table-row table:style-name="ro1">
          <table:table-cell office:value-type="string" calcext:value-type="string">
            <text:p>Save 60%</text:p>
          </table:table-cell>
          <table:table-cell table:style-name="ce9" table:formula="of:=[.$B$3]*0.6" office:value-type="currency" office:currency="USD" office:value="474" calcext:value-type="currency">
            <text:p>$474.00</text:p>
          </table:table-cell>
          <table:table-cell table:style-name="ce9" table:formula="of:=[.$B$3]-[.B23]" office:value-type="currency" office:currency="USD" office:value="316" calcext:value-type="currency">
            <text:p>$316.00</text:p>
          </table:table-cell>
          <table:table-cell table:style-name="ce9" table:formula="of:=ROUND([.C23]/4;2)" office:value-type="currency" office:currency="USD" office:value="79" calcext:value-type="currency">
            <text:p>$79.00</text:p>
          </table:table-cell>
          <table:table-cell table:style-name="ce9" table:formula="of:=[.$B23]*12*[.E$21]" office:value-type="currency" office:currency="USD" office:value="5688" calcext:value-type="currency">
            <text:p>$5,688.00</text:p>
          </table:table-cell>
          <table:table-cell table:style-name="ce9" table:formula="of:=[.$B23]*12*[.F$21]" office:value-type="currency" office:currency="USD" office:value="17064" calcext:value-type="currency">
            <text:p>$17,064.00</text:p>
          </table:table-cell>
          <table:table-cell table:style-name="ce9" table:formula="of:=[.$B23]*12*[.G$21]" office:value-type="currency" office:currency="USD" office:value="28440" calcext:value-type="currency">
            <text:p>$28,440.00</text:p>
          </table:table-cell>
          <table:table-cell table:style-name="Default"/>
        </table:table-row>
        <table:table-row table:style-name="ro1">
          <table:table-cell office:value-type="string" calcext:value-type="string">
            <text:p>Save 70%</text:p>
          </table:table-cell>
          <table:table-cell table:style-name="ce9" table:formula="of:=[.$B$3]*0.7" office:value-type="currency" office:currency="USD" office:value="553" calcext:value-type="currency">
            <text:p>$553.00</text:p>
          </table:table-cell>
          <table:table-cell table:style-name="ce9" table:formula="of:=[.$B$3]-[.B24]" office:value-type="currency" office:currency="USD" office:value="237" calcext:value-type="currency">
            <text:p>$237.00</text:p>
          </table:table-cell>
          <table:table-cell table:style-name="ce9" table:formula="of:=ROUND([.C24]/4;2)" office:value-type="currency" office:currency="USD" office:value="59.25" calcext:value-type="currency">
            <text:p>$59.25</text:p>
          </table:table-cell>
          <table:table-cell table:style-name="ce9" table:formula="of:=[.$B24]*12*[.E$21]" office:value-type="currency" office:currency="USD" office:value="6636" calcext:value-type="currency">
            <text:p>$6,636.00</text:p>
          </table:table-cell>
          <table:table-cell table:style-name="ce9" table:formula="of:=[.$B24]*12*[.F$21]" office:value-type="currency" office:currency="USD" office:value="19908" calcext:value-type="currency">
            <text:p>$19,908.00</text:p>
          </table:table-cell>
          <table:table-cell table:style-name="ce9" table:formula="of:=[.$B24]*12*[.G$21]" office:value-type="currency" office:currency="USD" office:value="33180" calcext:value-type="currency">
            <text:p>$33,180.00</text:p>
          </table:table-cell>
          <table:table-cell table:style-name="Default"/>
        </table:table-row>
        <table:table-row table:style-name="ro1">
          <table:table-cell office:value-type="string" calcext:value-type="string">
            <text:p>Save 80%</text:p>
          </table:table-cell>
          <table:table-cell table:style-name="ce9" table:formula="of:=[.$B$3]*0.8" office:value-type="currency" office:currency="USD" office:value="632" calcext:value-type="currency">
            <text:p>$632.00</text:p>
          </table:table-cell>
          <table:table-cell table:style-name="ce9" table:formula="of:=[.$B$3]-[.B25]" office:value-type="currency" office:currency="USD" office:value="158" calcext:value-type="currency">
            <text:p>$158.00</text:p>
          </table:table-cell>
          <table:table-cell table:style-name="ce9" table:formula="of:=ROUND([.C25]/4;2)" office:value-type="currency" office:currency="USD" office:value="39.5" calcext:value-type="currency">
            <text:p>$39.50</text:p>
          </table:table-cell>
          <table:table-cell table:style-name="ce9" table:formula="of:=[.$B25]*12*[.E$21]" office:value-type="currency" office:currency="USD" office:value="7584" calcext:value-type="currency">
            <text:p>$7,584.00</text:p>
          </table:table-cell>
          <table:table-cell table:style-name="ce9" table:formula="of:=[.$B25]*12*[.F$21]" office:value-type="currency" office:currency="USD" office:value="22752" calcext:value-type="currency">
            <text:p>$22,752.00</text:p>
          </table:table-cell>
          <table:table-cell table:style-name="ce9" table:formula="of:=[.$B25]*12*[.G$21]" office:value-type="currency" office:currency="USD" office:value="37920" calcext:value-type="currency">
            <text:p>$37,920.00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fference between 50/80 Savings</text:p>
          </table:table-cell>
          <table:table-cell table:style-name="ce9" table:formula="of:=[.B25]-[.B22]" office:value-type="currency" office:currency="USD" office:value="237" calcext:value-type="currency">
            <text:p>$237.00</text:p>
          </table:table-cell>
          <table:table-cell table:style-name="ce9" table:formula="of:=[.$D$27]*12*[.E$21]" office:value-type="currency" office:currency="USD" office:value="2844" calcext:value-type="currency">
            <text:p>$2,844.00</text:p>
          </table:table-cell>
          <table:table-cell table:style-name="ce9" table:formula="of:=[.$D$27]*12*[.F$21]" office:value-type="currency" office:currency="USD" office:value="8532" calcext:value-type="currency">
            <text:p>$8,532.00</text:p>
          </table:table-cell>
          <table:table-cell table:style-name="ce9" table:formula="of:=[.$D$27]*12*[.G$21]" office:value-type="currency" office:currency="USD" office:value="14220" calcext:value-type="currency">
            <text:p>$14,220.00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26" office:value-type="string" calcext:value-type="string">
            <text:p>Scenario 2</text:p>
          </table:table-cell>
          <table:table-cell table:style-name="ce28" office:value-type="string" calcext:value-type="string">
            <text:p>Per Month</text:p>
          </table:table-cell>
          <table:table-cell table:style-name="ce28" office:value-type="string" calcext:value-type="string">
            <text:p>Per Week</text:p>
          </table:table-cell>
          <table:table-cell/>
          <table:table-cell table:style-name="ce11" office:value-type="string" calcext:value-type="string" table:number-columns-spanned="2" table:number-rows-spanned="1">
            <text:p>Monthly Bills</text:p>
          </table:table-cell>
          <table:covered-table-cell table:style-name="ce4"/>
          <table:table-cell table:style-name="ce29" office:value-type="string" calcext:value-type="string" table:number-columns-spanned="2" table:number-rows-spanned="1">
            <text:p><text:s/>Monthly Expenses</text:p>
          </table:table-cell>
          <table:covered-table-cell table:style-name="ce7"/>
        </table:table-row>
        <table:table-row table:style-name="ro1">
          <table:table-cell table:style-name="ce8" office:value-type="string" calcext:value-type="string">
            <text:p>Pay</text:p>
          </table:table-cell>
          <table:table-cell table:style-name="ce5" table:formula="of:=[$Input.G25]" office:value-type="currency" office:currency="USD" office:value="2000" calcext:value-type="currency">
            <text:p>$2,000.00</text:p>
          </table:table-cell>
          <table:table-cell table:style-name="ce5" table:formula="of:=[$Input.H25]" office:value-type="currency" office:currency="USD" office:value="500" calcext:value-type="currency">
            <text:p>$500.00</text:p>
          </table:table-cell>
          <table:table-cell/>
          <table:table-cell table:formula="of:=IF([$Input.A25]=&quot;&quot;;&quot;&quot;;[$Input.A25])" office:value-type="string" office:string-value="Cell" calcext:value-type="string">
            <text:p>Cell</text:p>
          </table:table-cell>
          <table:table-cell table:formula="of:=IF([$Input.B25]=&quot;&quot;;&quot;&quot;;[$Input.B25])" office:value-type="currency" office:currency="USD" office:value="40" calcext:value-type="currency">
            <text:p>$40.00</text:p>
          </table:table-cell>
          <table:table-cell table:formula="of:=IF([$Input.C25]=&quot;&quot;;&quot;&quot;;[$Input.C25])" office:value-type="string" office:string-value="Groceries" calcext:value-type="string">
            <text:p>Groceries</text:p>
          </table:table-cell>
          <table:table-cell table:formula="of:=IF([$Input.D25]=&quot;&quot;;&quot;&quot;;[$Input.D25])" office:value-type="currency" office:currency="USD" office:value="200" calcext:value-type="currency">
            <text:p>$200.00</text:p>
          </table:table-cell>
        </table:table-row>
        <table:table-row table:style-name="ro1">
          <table:table-cell table:style-name="ce27" office:value-type="string" calcext:value-type="string">
            <text:p>Whats Left</text:p>
          </table:table-cell>
          <table:table-cell table:style-name="ce5" table:formula="of:=[.B30]-[.F45]-[.H45]" office:value-type="currency" office:currency="USD" office:value="850" calcext:value-type="currency">
            <text:p>$850.00</text:p>
          </table:table-cell>
          <table:table-cell table:style-name="ce5" table:formula="of:=[.C30]-ROUND([.F45]/4;2)-ROUND([.H45]/4;2)" office:value-type="currency" office:currency="USD" office:value="212.5" calcext:value-type="currency">
            <text:p>$212.50</text:p>
          </table:table-cell>
          <table:table-cell/>
          <table:table-cell table:formula="of:=IF([$Input.A26]=&quot;&quot;;&quot;&quot;;[$Input.A26])" office:value-type="string" office:string-value="Internet" calcext:value-type="string">
            <text:p>Internet</text:p>
          </table:table-cell>
          <table:table-cell table:formula="of:=IF([$Input.B26]=&quot;&quot;;&quot;&quot;;[$Input.B26])" office:value-type="currency" office:currency="USD" office:value="50" calcext:value-type="currency">
            <text:p>$50.00</text:p>
          </table:table-cell>
          <table:table-cell table:formula="of:=IF([$Input.C26]=&quot;&quot;;&quot;&quot;;[$Input.C26])" office:value-type="string" office:string-value="Gas" calcext:value-type="string">
            <text:p>Gas</text:p>
          </table:table-cell>
          <table:table-cell table:formula="of:=IF([$Input.D26]=&quot;&quot;;&quot;&quot;;[$Input.D26])" office:value-type="currency" office:currency="USD" office:value="60" calcext:value-type="currency">
            <text:p>$60.00</text:p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27]=&quot;&quot;;&quot;&quot;;[$Input.A27])" office:value-type="string" office:string-value="Electricity" calcext:value-type="string">
            <text:p>Electricity</text:p>
          </table:table-cell>
          <table:table-cell table:formula="of:=IF([$Input.B27]=&quot;&quot;;&quot;&quot;;[$Input.B27])" office:value-type="currency" office:currency="USD" office:value="50" calcext:value-type="currency">
            <text:p>$50.00</text:p>
          </table:table-cell>
          <table:table-cell table:formula="of:=IF([$Input.C27]=&quot;&quot;;&quot;&quot;;[$Input.C27])" office:value-type="string" office:string-value="Restaurants" calcext:value-type="string">
            <text:p>Restaurants</text:p>
          </table:table-cell>
          <table:table-cell table:formula="of:=IF([$Input.D27]=&quot;&quot;;&quot;&quot;;[$Input.D27])" office:value-type="currency" office:currency="USD" office:value="200" calcext:value-type="currency">
            <text:p>$200.00</text:p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28]=&quot;&quot;;&quot;&quot;;[$Input.A28])" office:value-type="string" office:string-value="Utilities" calcext:value-type="string">
            <text:p>Utilities</text:p>
          </table:table-cell>
          <table:table-cell table:formula="of:=IF([$Input.B28]=&quot;&quot;;&quot;&quot;;[$Input.B28])" office:value-type="currency" office:currency="USD" office:value="50" calcext:value-type="currency">
            <text:p>$50.00</text:p>
          </table:table-cell>
          <table:table-cell table:formula="of:=IF([$Input.C28]=&quot;&quot;;&quot;&quot;;[$Input.C28])">
            <text:p/>
          </table:table-cell>
          <table:table-cell table:formula="of:=IF([$Input.D28]=&quot;&quot;;&quot;&quot;;[$Input.D28])">
            <text:p/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29]=&quot;&quot;;&quot;&quot;;[$Input.A29])" office:value-type="string" office:string-value="Rent" calcext:value-type="string">
            <text:p>Rent</text:p>
          </table:table-cell>
          <table:table-cell table:formula="of:=IF([$Input.B29]=&quot;&quot;;&quot;&quot;;[$Input.B29])" office:value-type="currency" office:currency="USD" office:value="500" calcext:value-type="currency">
            <text:p>$500.00</text:p>
          </table:table-cell>
          <table:table-cell table:formula="of:=IF([$Input.C29]=&quot;&quot;;&quot;&quot;;[$Input.C29])">
            <text:p/>
          </table:table-cell>
          <table:table-cell table:formula="of:=IF([$Input.D29]=&quot;&quot;;&quot;&quot;;[$Input.D29])">
            <text:p/>
          </table:table-cell>
        </table:table-row>
        <table:table-row table:style-name="ro1">
          <table:table-cell/>
          <table:table-cell table:style-name="ce9" table:number-columns-repeated="2"/>
          <table:table-cell/>
          <table:table-cell table:formula="of:=IF([$Input.A30]=&quot;&quot;;&quot;&quot;;[$Input.A30])">
            <text:p/>
          </table:table-cell>
          <table:table-cell table:formula="of:=IF([$Input.B30]=&quot;&quot;;&quot;&quot;;[$Input.B30])">
            <text:p/>
          </table:table-cell>
          <table:table-cell table:formula="of:=IF([$Input.C30]=&quot;&quot;;&quot;&quot;;[$Input.C30])">
            <text:p/>
          </table:table-cell>
          <table:table-cell table:formula="of:=IF([$Input.D30]=&quot;&quot;;&quot;&quot;;[$Input.D30])">
            <text:p/>
          </table:table-cell>
        </table:table-row>
        <table:table-row table:style-name="ro1">
          <table:table-cell table:number-columns-repeated="4"/>
          <table:table-cell table:formula="of:=IF([$Input.A31]=&quot;&quot;;&quot;&quot;;[$Input.A31])">
            <text:p/>
          </table:table-cell>
          <table:table-cell table:formula="of:=IF([$Input.B31]=&quot;&quot;;&quot;&quot;;[$Input.B31])">
            <text:p/>
          </table:table-cell>
          <table:table-cell table:formula="of:=IF([$Input.C31]=&quot;&quot;;&quot;&quot;;[$Input.C31])">
            <text:p/>
          </table:table-cell>
          <table:table-cell table:formula="of:=IF([$Input.D31]=&quot;&quot;;&quot;&quot;;[$Input.D31])">
            <text:p/>
          </table:table-cell>
        </table:table-row>
        <table:table-row table:style-name="ro1">
          <table:table-cell table:number-columns-repeated="4"/>
          <table:table-cell table:formula="of:=IF([$Input.A32]=&quot;&quot;;&quot;&quot;;[$Input.A32])">
            <text:p/>
          </table:table-cell>
          <table:table-cell table:formula="of:=IF([$Input.B32]=&quot;&quot;;&quot;&quot;;[$Input.B32])">
            <text:p/>
          </table:table-cell>
          <table:table-cell table:formula="of:=IF([$Input.C32]=&quot;&quot;;&quot;&quot;;[$Input.C32])">
            <text:p/>
          </table:table-cell>
          <table:table-cell table:formula="of:=IF([$Input.D32]=&quot;&quot;;&quot;&quot;;[$Input.D32])">
            <text:p/>
          </table:table-cell>
        </table:table-row>
        <table:table-row table:style-name="ro1">
          <table:table-cell table:number-columns-repeated="4"/>
          <table:table-cell table:formula="of:=IF([$Input.A33]=&quot;&quot;;&quot;&quot;;[$Input.A33])">
            <text:p/>
          </table:table-cell>
          <table:table-cell table:formula="of:=IF([$Input.B33]=&quot;&quot;;&quot;&quot;;[$Input.B33])">
            <text:p/>
          </table:table-cell>
          <table:table-cell table:formula="of:=IF([$Input.C33]=&quot;&quot;;&quot;&quot;;[$Input.C33])">
            <text:p/>
          </table:table-cell>
          <table:table-cell table:formula="of:=IF([$Input.D33]=&quot;&quot;;&quot;&quot;;[$Input.D33])">
            <text:p/>
          </table:table-cell>
        </table:table-row>
        <table:table-row table:style-name="ro1">
          <table:table-cell table:number-columns-repeated="4"/>
          <table:table-cell table:formula="of:=IF([$Input.A34]=&quot;&quot;;&quot;&quot;;[$Input.A34])">
            <text:p/>
          </table:table-cell>
          <table:table-cell table:formula="of:=IF([$Input.B34]=&quot;&quot;;&quot;&quot;;[$Input.B34])">
            <text:p/>
          </table:table-cell>
          <table:table-cell table:formula="of:=IF([$Input.C34]=&quot;&quot;;&quot;&quot;;[$Input.C34])">
            <text:p/>
          </table:table-cell>
          <table:table-cell table:formula="of:=IF([$Input.D34]=&quot;&quot;;&quot;&quot;;[$Input.D34])">
            <text:p/>
          </table:table-cell>
        </table:table-row>
        <table:table-row table:style-name="ro1">
          <table:table-cell table:number-columns-repeated="4"/>
          <table:table-cell table:formula="of:=IF([$Input.A35]=&quot;&quot;;&quot;&quot;;[$Input.A35])">
            <text:p/>
          </table:table-cell>
          <table:table-cell table:formula="of:=IF([$Input.B35]=&quot;&quot;;&quot;&quot;;[$Input.B35])">
            <text:p/>
          </table:table-cell>
          <table:table-cell table:formula="of:=IF([$Input.C35]=&quot;&quot;;&quot;&quot;;[$Input.C35])">
            <text:p/>
          </table:table-cell>
          <table:table-cell table:formula="of:=IF([$Input.D35]=&quot;&quot;;&quot;&quot;;[$Input.D35])">
            <text:p/>
          </table:table-cell>
        </table:table-row>
        <table:table-row table:style-name="ro1">
          <table:table-cell table:number-columns-repeated="4"/>
          <table:table-cell table:formula="of:=IF([$Input.A36]=&quot;&quot;;&quot;&quot;;[$Input.A36])">
            <text:p/>
          </table:table-cell>
          <table:table-cell table:formula="of:=IF([$Input.B36]=&quot;&quot;;&quot;&quot;;[$Input.B36])">
            <text:p/>
          </table:table-cell>
          <table:table-cell table:formula="of:=IF([$Input.C36]=&quot;&quot;;&quot;&quot;;[$Input.C36])">
            <text:p/>
          </table:table-cell>
          <table:table-cell table:formula="of:=IF([$Input.D36]=&quot;&quot;;&quot;&quot;;[$Input.D36])">
            <text:p/>
          </table:table-cell>
        </table:table-row>
        <table:table-row table:style-name="ro1">
          <table:table-cell table:number-columns-repeated="4"/>
          <table:table-cell table:formula="of:=IF([$Input.A37]=&quot;&quot;;&quot;&quot;;[$Input.A37])">
            <text:p/>
          </table:table-cell>
          <table:table-cell table:formula="of:=IF([$Input.B37]=&quot;&quot;;&quot;&quot;;[$Input.B37])">
            <text:p/>
          </table:table-cell>
          <table:table-cell table:formula="of:=IF([$Input.C37]=&quot;&quot;;&quot;&quot;;[$Input.C37])">
            <text:p/>
          </table:table-cell>
          <table:table-cell table:formula="of:=IF([$Input.D37]=&quot;&quot;;&quot;&quot;;[$Input.D37])">
            <text:p/>
          </table:table-cell>
        </table:table-row>
        <table:table-row table:style-name="ro1">
          <table:table-cell table:number-columns-repeated="4"/>
          <table:table-cell table:formula="of:=IF([$Input.A38]=&quot;&quot;;&quot;&quot;;[$Input.A38])">
            <text:p/>
          </table:table-cell>
          <table:table-cell table:formula="of:=IF([$Input.B38]=&quot;&quot;;&quot;&quot;;[$Input.B38])">
            <text:p/>
          </table:table-cell>
          <table:table-cell table:formula="of:=IF([$Input.C38]=&quot;&quot;;&quot;&quot;;[$Input.C38])">
            <text:p/>
          </table:table-cell>
          <table:table-cell table:formula="of:=IF([$Input.D38]=&quot;&quot;;&quot;&quot;;[$Input.D38])">
            <text:p/>
          </table:table-cell>
        </table:table-row>
        <table:table-row table:style-name="ro1">
          <table:table-cell table:number-columns-repeated="4"/>
          <table:table-cell table:formula="of:=IF([$Input.A39]=&quot;&quot;;&quot;&quot;;[$Input.A39])">
            <text:p/>
          </table:table-cell>
          <table:table-cell table:formula="of:=IF([$Input.B39]=&quot;&quot;;&quot;&quot;;[$Input.B39])">
            <text:p/>
          </table:table-cell>
          <table:table-cell table:formula="of:=IF([$Input.C39]=&quot;&quot;;&quot;&quot;;[$Input.C39])">
            <text:p/>
          </table:table-cell>
          <table:table-cell table:formula="of:=IF([$Input.D39]=&quot;&quot;;&quot;&quot;;[$Input.D39]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Bills</text:p>
          </table:table-cell>
          <table:table-cell table:formula="of:=SUM([.F30:.F44])" office:value-type="currency" office:currency="USD" office:value="690" calcext:value-type="currency">
            <text:p>$690.00</text:p>
          </table:table-cell>
          <table:table-cell office:value-type="string" calcext:value-type="string">
            <text:p>Total Expenses</text:p>
          </table:table-cell>
          <table:table-cell table:formula="of:=SUM([.H30:.H44])" office:value-type="currency" office:currency="USD" office:value="460" calcext:value-type="currency">
            <text:p>$460.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9"/>
          <table:table-cell table:style-name="Default"/>
          <table:table-cell table:style-name="ce9"/>
        </table:table-row>
        <table:table-row table:style-name="ro1">
          <table:table-cell table:number-columns-repeated="4"/>
          <table:table-cell table:style-name="Default" office:value-type="string" calcext:value-type="string">
            <text:p>Savings over X Years</text:p>
          </table:table-cell>
          <table:table-cell table:style-name="Default" table:number-columns-repeated="2"/>
          <table:table-cell table:style-name="ce9"/>
        </table:table-row>
        <table:table-row table:style-name="ro1">
          <table:table-cell table:number-columns-repeated="2"/>
          <table:table-cell office:value-type="string" calcext:value-type="string">
            <text:p>Whats Left(Month)</text:p>
          </table:table-cell>
          <table:table-cell office:value-type="string" calcext:value-type="string">
            <text:p>Whats Left(Week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Save 50% (A)</text:p>
          </table:table-cell>
          <table:table-cell table:style-name="ce9" table:formula="of:=[.$B$31]*0.5" office:value-type="currency" office:currency="USD" office:value="425" calcext:value-type="currency">
            <text:p>$425.00</text:p>
          </table:table-cell>
          <table:table-cell table:style-name="ce9" table:formula="of:=[.$B$31]-[.B50]" office:value-type="currency" office:currency="USD" office:value="425" calcext:value-type="currency">
            <text:p>$425.00</text:p>
          </table:table-cell>
          <table:table-cell table:style-name="ce9" table:formula="of:=ROUND([.C50]/4;2)" office:value-type="currency" office:currency="USD" office:value="106.25" calcext:value-type="currency">
            <text:p>$106.25</text:p>
          </table:table-cell>
          <table:table-cell table:style-name="ce9" table:formula="of:=[.$B50]*12*[.E$21]" office:value-type="currency" office:currency="USD" office:value="5100" calcext:value-type="currency">
            <text:p>$5,100.00</text:p>
          </table:table-cell>
          <table:table-cell table:style-name="ce9" table:formula="of:=[.$B50]*12*[.F$21]" office:value-type="currency" office:currency="USD" office:value="15300" calcext:value-type="currency">
            <text:p>$15,300.00</text:p>
          </table:table-cell>
          <table:table-cell table:style-name="ce9" table:formula="of:=[.$B50]*12*[.G$21]" office:value-type="currency" office:currency="USD" office:value="25500" calcext:value-type="currency">
            <text:p>$25,500.00</text:p>
          </table:table-cell>
          <table:table-cell table:style-name="Default"/>
        </table:table-row>
        <table:table-row table:style-name="ro1">
          <table:table-cell office:value-type="string" calcext:value-type="string">
            <text:p>Save 60% (A)</text:p>
          </table:table-cell>
          <table:table-cell table:style-name="ce9" table:formula="of:=[.$B$31]*0.6" office:value-type="currency" office:currency="USD" office:value="510" calcext:value-type="currency">
            <text:p>$510.00</text:p>
          </table:table-cell>
          <table:table-cell table:style-name="ce9" table:formula="of:=[.$B$31]-[.B51]" office:value-type="currency" office:currency="USD" office:value="340" calcext:value-type="currency">
            <text:p>$340.00</text:p>
          </table:table-cell>
          <table:table-cell table:style-name="ce9" table:formula="of:=ROUND([.C51]/4;2)" office:value-type="currency" office:currency="USD" office:value="85" calcext:value-type="currency">
            <text:p>$85.00</text:p>
          </table:table-cell>
          <table:table-cell table:style-name="ce9" table:formula="of:=[.$B51]*12*[.E$21]" office:value-type="currency" office:currency="USD" office:value="6120" calcext:value-type="currency">
            <text:p>$6,120.00</text:p>
          </table:table-cell>
          <table:table-cell table:style-name="ce9" table:formula="of:=[.$B51]*12*[.F$21]" office:value-type="currency" office:currency="USD" office:value="18360" calcext:value-type="currency">
            <text:p>$18,360.00</text:p>
          </table:table-cell>
          <table:table-cell table:style-name="ce9" table:formula="of:=[.$B51]*12*[.G$21]" office:value-type="currency" office:currency="USD" office:value="30600" calcext:value-type="currency">
            <text:p>$30,600.00</text:p>
          </table:table-cell>
          <table:table-cell table:style-name="Default"/>
        </table:table-row>
        <table:table-row table:style-name="ro1">
          <table:table-cell office:value-type="string" calcext:value-type="string">
            <text:p>Save 70% (A)</text:p>
          </table:table-cell>
          <table:table-cell table:style-name="ce30" table:formula="of:=[.$B$31]*0.7" office:value-type="currency" office:currency="USD" office:value="595" calcext:value-type="currency">
            <text:p>$595.00</text:p>
          </table:table-cell>
          <table:table-cell table:style-name="ce9" table:formula="of:=[.$B$31]-[.B52]" office:value-type="currency" office:currency="USD" office:value="255" calcext:value-type="currency">
            <text:p>$255.00</text:p>
          </table:table-cell>
          <table:table-cell table:style-name="ce9" table:formula="of:=ROUND([.C52]/4;2)" office:value-type="currency" office:currency="USD" office:value="63.75" calcext:value-type="currency">
            <text:p>$63.75</text:p>
          </table:table-cell>
          <table:table-cell table:style-name="ce9" table:formula="of:=[.$B52]*12*[.E$21]" office:value-type="currency" office:currency="USD" office:value="7140" calcext:value-type="currency">
            <text:p>$7,140.00</text:p>
          </table:table-cell>
          <table:table-cell table:style-name="ce9" table:formula="of:=[.$B52]*12*[.F$21]" office:value-type="currency" office:currency="USD" office:value="21420" calcext:value-type="currency">
            <text:p>$21,420.00</text:p>
          </table:table-cell>
          <table:table-cell table:style-name="ce9" table:formula="of:=[.$B52]*12*[.G$21]" office:value-type="currency" office:currency="USD" office:value="35700" calcext:value-type="currency">
            <text:p>$35,700.00</text:p>
          </table:table-cell>
          <table:table-cell table:style-name="Default"/>
        </table:table-row>
        <table:table-row table:style-name="ro1">
          <table:table-cell office:value-type="string" calcext:value-type="string">
            <text:p>Save 80% (A)</text:p>
          </table:table-cell>
          <table:table-cell table:style-name="ce9" table:formula="of:=[.$B$31]*0.8" office:value-type="currency" office:currency="USD" office:value="680" calcext:value-type="currency">
            <text:p>$680.00</text:p>
          </table:table-cell>
          <table:table-cell table:style-name="ce9" table:formula="of:=[.$B$31]-[.B53]" office:value-type="currency" office:currency="USD" office:value="170" calcext:value-type="currency">
            <text:p>$170.00</text:p>
          </table:table-cell>
          <table:table-cell table:style-name="ce9" table:formula="of:=ROUND([.C53]/4;2)" office:value-type="currency" office:currency="USD" office:value="42.5" calcext:value-type="currency">
            <text:p>$42.50</text:p>
          </table:table-cell>
          <table:table-cell table:style-name="ce9" table:formula="of:=[.$B53]*12*[.E$21]" office:value-type="currency" office:currency="USD" office:value="8160" calcext:value-type="currency">
            <text:p>$8,160.00</text:p>
          </table:table-cell>
          <table:table-cell table:style-name="ce9" table:formula="of:=[.$B53]*12*[.F$21]" office:value-type="currency" office:currency="USD" office:value="24480" calcext:value-type="currency">
            <text:p>$24,480.00</text:p>
          </table:table-cell>
          <table:table-cell table:style-name="ce9" table:formula="of:=[.$B53]*12*[.G$21]" office:value-type="currency" office:currency="USD" office:value="40800" calcext:value-type="currency">
            <text:p>$40,800.00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fference between 50/80 Savings</text:p>
          </table:table-cell>
          <table:table-cell table:style-name="ce9" table:formula="of:=[.B53]-[.B50]" office:value-type="currency" office:currency="USD" office:value="255" calcext:value-type="currency">
            <text:p>$255.00</text:p>
          </table:table-cell>
          <table:table-cell table:style-name="ce9" table:formula="of:=[.$D$55]*12*[.E$49]" office:value-type="currency" office:currency="USD" office:value="3060" calcext:value-type="currency">
            <text:p>$3,060.00</text:p>
          </table:table-cell>
          <table:table-cell table:style-name="ce9" table:formula="of:=[.$D$55]*12*[.F$49]" office:value-type="currency" office:currency="USD" office:value="9180" calcext:value-type="currency">
            <text:p>$9,180.00</text:p>
          </table:table-cell>
          <table:table-cell table:style-name="ce9" table:formula="of:=[.$D$55]*12*[.G$49]" office:value-type="currency" office:currency="USD" office:value="15300" calcext:value-type="currency">
            <text:p>$15,300.00</text:p>
          </table:table-cell>
          <table:table-cell table:style-name="Default"/>
        </table:table-row>
      </table:table>
      <table:table table:name="Equities and Bonds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Current</text:p>
          </table:table-cell>
          <table:table-cell office:value-type="string" calcext:value-type="string">
            <text:p>Shares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idelity 401K</text:p>
          </table:table-cell>
          <table:table-cell office:value-type="string" calcext:value-type="string">
            <text:p>FDKVX</text:p>
          </table:table-cell>
          <table:table-cell office:value-type="currency" office:currency="USD" office:value="12.56" calcext:value-type="currency">
            <text:p>$12.56</text:p>
          </table:table-cell>
          <table:table-cell office:value-type="float" office:value="100" calcext:value-type="float">
            <text:p>100</text:p>
          </table:table-cell>
          <table:table-cell table:formula="of:=ROUND([.C2]*[.D2];2)" office:value-type="currency" office:currency="USD" office:value="1256" calcext:value-type="currency">
            <text:p>$1,256.0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Vanguard Roth IRA</text:p>
          </table:table-cell>
          <table:table-cell office:value-type="string" calcext:value-type="string">
            <text:p>APPL</text:p>
          </table:table-cell>
          <table:table-cell office:value-type="currency" office:currency="USD" office:value="191.94" calcext:value-type="currency">
            <text:p>$191.94</text:p>
          </table:table-cell>
          <table:table-cell office:value-type="float" office:value="2" calcext:value-type="float">
            <text:p>2</text:p>
          </table:table-cell>
          <table:table-cell table:formula="of:=ROUND([.C7]*[.D7];2)" office:value-type="currency" office:currency="USD" office:value="383.88" calcext:value-type="currency">
            <text:p>$383.88</text:p>
          </table:table-cell>
        </table:table-row>
        <table:table-row table:style-name="ro1">
          <table:table-cell/>
          <table:table-cell office:value-type="string" calcext:value-type="string">
            <text:p>VFIAX</text:p>
          </table:table-cell>
          <table:table-cell table:style-name="Default" office:value-type="float" office:value="418.78" calcext:value-type="float">
            <text:p>418.78</text:p>
          </table:table-cell>
          <table:table-cell office:value-type="float" office:value="7" calcext:value-type="float">
            <text:p>7</text:p>
          </table:table-cell>
          <table:table-cell table:formula="of:=ROUND([.C8]*[.D8];2)" office:value-type="currency" office:currency="USD" office:value="2931.46" calcext:value-type="currency">
            <text:p>$2,931.4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reasury Bonds</text:p>
          </table:table-cell>
          <table:table-cell office:value-type="string" calcext:value-type="string">
            <text:p>Treasury Direc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float" office:value="1" calcext:value-type="float">
            <text:p>1</text:p>
          </table:table-cell>
          <table:table-cell table:formula="of:=ROUND([.C10]*[.D10];2)" office:value-type="currency" office:currency="USD" office:value="500" calcext:value-type="currency">
            <text:p>$500.0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quities and Bonds Total</text:p>
          </table:table-cell>
          <table:table-cell/>
          <table:table-cell table:style-name="Default"/>
          <table:table-cell/>
          <table:table-cell table:formula="of:=SUM([.E2:.E14])" office:value-type="currency" office:currency="USD" office:value="5071.34" calcext:value-type="currency">
            <text:p>$5,071.34</text:p>
          </table:table-cell>
        </table:table-row>
      </table:table>
      <table:table table:name="Cash, Liquid, Cash Equivalents" table:style-name="ta1">
        <table:table-column table:style-name="co11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Wellsfargo Checking</text:p>
          </table:table-cell>
          <table:table-cell office:value-type="currency" office:currency="US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Wellsfargo Savings</text:p>
          </table:table-cell>
          <table:table-cell office:value-type="currency" office:currency="USD" office:value="500" calcext:value-type="currency">
            <text:p>$500.00</text:p>
          </table:table-cell>
        </table:table-row>
        <table:table-row table:style-name="ro1">
          <table:table-cell/>
          <table:table-cell table:style-name="Default"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currency" office:currency="USD" office:value="1500" calcext:value-type="currency">
            <text:p>$1,500.00</text:p>
          </table:table-cell>
        </table:table-row>
      </table:table>
      <table:table table:name="Asset Allocation" table:style-name="ta1"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ccounts</text:p>
          </table:table-cell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Percent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s and Bonds</text:p>
          </table:table-cell>
          <table:table-cell table:style-name="ce9" table:formula="of:=[$'Equities and Bonds'.E15]" office:value-type="currency" office:currency="USD" office:value="5071.34" calcext:value-type="currency">
            <text:p>$5,071.34</text:p>
          </table:table-cell>
          <table:table-cell/>
          <table:table-cell office:value-type="string" calcext:value-type="string">
            <text:p>Stocks and Bonds</text:p>
          </table:table-cell>
          <table:table-cell table:style-name="ce12" table:formula="of:=ROUND([.B2]/[.$B$7];2)" office:value-type="percentage" office:value="0.77" calcext:value-type="percentage">
            <text:p>77.00%</text:p>
          </table:table-cell>
          <table:table-cell table:style-name="ce9"/>
        </table:table-row>
        <table:table-row table:style-name="ro1">
          <table:table-cell office:value-type="string" calcext:value-type="string">
            <text:p>Savings(Liquid)</text:p>
          </table:table-cell>
          <table:table-cell table:style-name="ce9" table:formula="of:=[$'Cash, Liquid, Cash Equivalents'.B8]" office:value-type="currency" office:currency="USD" office:value="1500" calcext:value-type="currency">
            <text:p>$1,500.00</text:p>
          </table:table-cell>
          <table:table-cell/>
          <table:table-cell office:value-type="string" calcext:value-type="string">
            <text:p>Liquid</text:p>
          </table:table-cell>
          <table:table-cell table:style-name="ce12" table:formula="of:=ROUND([.B3]/[.$B$7];2)" office:value-type="percentage" office:value="0.23" calcext:value-type="percentage">
            <text:p>23.00%</text:p>
          </table:table-cell>
          <table:table-cell table:style-name="ce9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9" table:formula="of:=SUM([.B2:.B3])" office:value-type="currency" office:currency="USD" office:value="6571.34" calcext:value-type="currency">
            <text:p>$6,571.34</text:p>
          </table:table-cell>
          <table:table-cell table:number-columns-repeated="4"/>
        </table:table-row>
      </table:table>
      <table:table table:name="Emergency Savings" table:style-name="ta1"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17" table:default-cell-style-name="ce9"/>
        <table:table-column table:style-name="co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enario 1</text:p>
          </table:table-cell>
          <table:table-cell table:style-name="Default"/>
          <table:table-cell office:value-type="string" calcext:value-type="string">
            <text:p>Scenario 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mount Needed for 1 Year Emergency Fund</text:p>
          </table:table-cell>
          <table:table-cell table:formula="of:=12*([$'Income, Bills, Expenses, Savings'.F17]+[$'Income, Bills, Expenses, Savings'.H17])" office:value-type="currency" office:currency="USD" office:value="20520" calcext:value-type="currency">
            <text:p>$20,520.00</text:p>
          </table:table-cell>
          <table:table-cell office:value-type="string" calcext:value-type="string">
            <text:p>Amount Needed for 1 Year Emergency Fund</text:p>
          </table:table-cell>
          <table:table-cell table:formula="of:=12*([$'Income, Bills, Expenses, Savings'.F45]+[$'Income, Bills, Expenses, Savings'.H45])" office:value-type="currency" office:currency="USD" office:value="13800" calcext:value-type="currency">
            <text:p>$13,800.00</text:p>
          </table:table-cell>
          <table:table-cell table:number-columns-repeated="2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21:40:14.8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5T22:02:26.196458520</meta:creation-date>
    <dc:date>2023-07-21T21:54:57.484000000</dc:date>
    <meta:editing-duration>PT6H35M13S</meta:editing-duration>
    <meta:editing-cycles>424</meta:editing-cycles>
    <meta:generator>LibreOffice/7.5.4.2$Windows_X86_64 LibreOffice_project/36ccfdc35048b057fd9854c757a8b67ec53977b6</meta:generator>
    <meta:document-statistic meta:table-count="6" meta:cell-count="342" meta:object-count="0"/>
  </office:meta>
</office:document-meta>
</file>